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fo:font-weight="bold" officeooo:rsid="00261b22" officeooo:paragraph-rsid="0026df28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Standard">
      <style:text-properties style:font-name="Liberation Mono" fo:font-size="10pt" fo:font-weight="bold" officeooo:rsid="00261b22" officeooo:paragraph-rsid="0026df28" style:font-name-asian="Noto Sans Mono CJK SC" style:font-size-asian="10pt" style:font-weight-asian="bold" style:font-name-complex="Liberation Mono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github.com/amnezia-vpn/amneziawg-go" text:style-name="Internet_20_link" text:visited-style-name="Visited_20_Internet_20_Link">https://github.com/amnezia-vpn/amneziawg-go</text:a></text:p>
      <text:p text:style-name="P1"/>
      <text:p text:style-name="P1"><text:a xlink:type="simple" xlink:href="https://4pda.to/forum/index.php?showtopic=1078416&amp;st=160" text:style-name="Internet_20_link" text:visited-style-name="Visited_20_Internet_20_Link">https://4pda.to/forum/index.php?showtopic=1078416&amp;st=160</text:a></text:p>
      <text:p text:style-name="P1"/>
      <text:p text:style-name="P1"><text:a xlink:type="simple" xlink:href="https://dtf.ru/howto/2941355-obhod-blokirovki-yutub-s-polnoi-maskirovkoi-nastraivaem-server-i-klient-xray-s-xtls-reality" text:style-name="Internet_20_link" text:visited-style-name="Visited_20_Internet_20_Link">https://dtf.ru/howto/2941355-obhod-blokirovki-yutub-s-polnoi-maskirovkoi-nastraivaem-server-i-klient-xray-s-xtls-reality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2:50:40.400511246</meta:creation-date>
    <dc:date>2025-04-15T17:01:50.173446145</dc:date>
    <meta:editing-duration>PT1H53M7S</meta:editing-duration>
    <meta:editing-cycles>30</meta:editing-cycles>
    <meta:generator>LibreOffice/7.3.7.2$Linux_X86_64 LibreOffice_project/30$Build-2</meta:generator>
    <meta:document-statistic meta:table-count="0" meta:image-count="0" meta:object-count="0" meta:page-count="1" meta:paragraph-count="3" meta:word-count="3" meta:character-count="219" meta:non-whitespace-character-count="219"/>
  </office:meta>
</office:document-meta>
</file>